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tateSQLExceptionTranslator.doTranslate( String task , @ Nullable String sql , SQLException 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QLStateSQLExceptionTranslator.getSqlState( SQL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StateSQLExceptionTranslator.indicatesDuplicateKey( @ Nullable String sqlState , int error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